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row>
                <mstyle mathvariant="bold">
                  <mrow>
                    <mi>q</mi>
                  </mrow>
                </mstyle>
              </mrow>
              <mo stretchy="false">α</mo>
            </msub>
            <mrow>
              <mo stretchy="false">(</mo>
              <mrow>
                <msub>
                  <mi>t</mi>
                  <mo stretchy="false">α</mo>
                </msub>
              </mrow>
              <mo stretchy="false">)</mo>
            </mrow>
            <mi/>
            <mi mathvariant="normal">:</mi>
            <mi/>
            <mrow>
              <mrow>
                <msub>
                  <mi>t</mi>
                  <mrow>
                    <mn>1</mn>
                    <mo stretchy="false">α</mo>
                  </mrow>
                </msub>
                <mo stretchy="false">⩽</mo>
                <msub>
                  <mi>t</mi>
                  <mo stretchy="false">α</mo>
                </msub>
              </mrow>
              <mo stretchy="false">⩽</mo>
              <msub>
                <mi>t</mi>
                <mrow>
                  <mn>2</mn>
                  <mo stretchy="false">α</mo>
                </mrow>
              </msub>
            </mrow>
          </mrow>
        </mtd>
      </mtr>
      <mtr>
        <mtd>
          <mrow>
            <mrow>
              <mstyle mathvariant="bold">
                <mrow>
                  <mi>q</mi>
                </mrow>
              </mstyle>
            </mrow>
            <mrow>
              <mo stretchy="false">(</mo>
              <mrow>
                <mi>t</mi>
              </mrow>
              <mo stretchy="false">)</mo>
            </mrow>
            <mi/>
            <mi mathvariant="normal">:</mi>
            <mi/>
            <mi mathvariant="italic">tatsächliche</mi>
            <mi mathvariant="italic">Bahn</mi>
          </mrow>
        </mtd>
      </mtr>
      <mtr>
        <mtd>
          <mrow/>
        </mtd>
      </mtr>
      <mtr>
        <mtd>
          <mrow>
            <mtext>Die Bahnen erfüllen die Randbedingungen:</mtext>
          </mrow>
        </mtd>
      </mtr>
      <mtr>
        <mtd>
          <mrow/>
        </mtd>
      </mtr>
      <mtr>
        <mtd>
          <mrow>
            <msub>
              <mrow>
                <mstyle mathvariant="bold">
                  <mrow>
                    <mi>q</mi>
                  </mrow>
                </mstyle>
              </mrow>
              <mo stretchy="false">α</mo>
            </msub>
            <mrow>
              <mo stretchy="false">(</mo>
              <mrow>
                <msub>
                  <mi>t</mi>
                  <mrow>
                    <mn>1</mn>
                    <mo stretchy="false">α</mo>
                  </mrow>
                </msub>
              </mrow>
              <mo stretchy="false">)</mo>
            </mrow>
            <mrow>
              <mi/>
              <mo stretchy="false">=</mo>
              <mi/>
            </mrow>
            <mstyle mathvariant="bold">
              <mrow>
                <mi>q</mi>
              </mrow>
            </mstyle>
            <mrow>
              <mo stretchy="false">(</mo>
              <mrow>
                <msub>
                  <mi>t</mi>
                  <mn>1</mn>
                </msub>
              </mrow>
              <mo stretchy="false">)</mo>
            </mrow>
            <mrow>
              <mi/>
              <mo stretchy="false">=</mo>
              <mi/>
            </mrow>
            <msub>
              <mrow>
                <mstyle mathvariant="bold">
                  <mrow>
                    <mi>q</mi>
                  </mrow>
                </mstyle>
              </mrow>
              <mtext>a</mtext>
            </msub>
            <mi/>
            <mo stretchy="false">∀</mo>
            <mi/>
            <mo stretchy="false">α</mo>
          </mrow>
        </mtd>
      </mtr>
      <mtr>
        <mtd>
          <mrow>
            <msub>
              <mrow>
                <mstyle mathvariant="bold">
                  <mrow>
                    <mi>q</mi>
                  </mrow>
                </mstyle>
              </mrow>
              <mo stretchy="false">α</mo>
            </msub>
            <mrow>
              <mo stretchy="false">(</mo>
              <mrow>
                <msub>
                  <mi>t</mi>
                  <mrow>
                    <mn>2</mn>
                    <mo stretchy="false">α</mo>
                  </mrow>
                </msub>
              </mrow>
              <mo stretchy="false">)</mo>
            </mrow>
            <mrow>
              <mi/>
              <mo stretchy="false">=</mo>
              <mi/>
            </mrow>
            <mstyle mathvariant="bold">
              <mrow>
                <mi>q</mi>
              </mrow>
            </mstyle>
            <mrow>
              <mo stretchy="false">(</mo>
              <mrow>
                <msub>
                  <mi>t</mi>
                  <mn>2</mn>
                </msub>
              </mrow>
              <mo stretchy="false">)</mo>
            </mrow>
            <mrow>
              <mi/>
              <mo stretchy="false">=</mo>
              <mi/>
            </mrow>
            <msub>
              <mrow>
                <mstyle mathvariant="bold">
                  <mrow>
                    <mi>q</mi>
                  </mrow>
                </mstyle>
              </mrow>
              <mtext>e</mtext>
            </msub>
            <mi/>
            <mo stretchy="false">∀</mo>
            <mi/>
            <mo stretchy="false">α</mo>
          </mrow>
        </mtd>
      </mtr>
      <mtr>
        <mtd>
          <mrow/>
        </mtd>
      </mtr>
      <mtr>
        <mtd>
          <mrow>
            <mtext>Über die Parameterdarstellung formuliert man die Bahnvariation explizit:</mtext>
          </mrow>
        </mtd>
      </mtr>
      <mtr>
        <mtd>
          <mrow/>
        </mtd>
      </mtr>
      <mtr>
        <mtd>
          <mrow>
            <mo stretchy="false">δ</mo>
            <mtext>-Verfahren :</mtext>
            <mi/>
            <mo stretchy="false">δ</mo>
            <mi>q</mi>
            <mrow>
              <mi/>
              <mo stretchy="false">=</mo>
              <mi/>
            </mrow>
            <mtext>d</mtext>
            <mo stretchy="false">α</mo>
            <msub>
              <mfenced open="(" close=")">
                <mrow>
                  <mfrac>
                    <mrow>
                      <mo stretchy="false">∂</mo>
                      <msub>
                        <mi>q</mi>
                        <mo stretchy="false">α</mo>
                      </msub>
                    </mrow>
                    <mrow>
                      <mo stretchy="false">∂</mo>
                      <mo stretchy="false">α</mo>
                    </mrow>
                  </mfrac>
                </mrow>
              </mfenced>
              <mrow>
                <mrow>
                  <mo stretchy="false">α</mo>
                  <mo stretchy="false">=</mo>
                  <mn>0</mn>
                </mrow>
              </mrow>
            </msub>
          </mrow>
        </mtd>
      </mtr>
      <mtr>
        <mtd>
          <mrow>
            <mo stretchy="false">Δ</mo>
            <mtext>-Verfahren :</mtext>
            <mi/>
            <mo stretchy="false">Δ</mo>
            <mi>q</mi>
            <mrow>
              <mi/>
              <mo stretchy="false">=</mo>
              <mi/>
            </mrow>
            <mtext>d</mtext>
            <mo stretchy="false">α</mo>
            <msub>
              <mfenced open="(" close=")">
                <mrow>
                  <mfrac>
                    <mrow>
                      <mtext>d</mtext>
                      <msub>
                        <mi>q</mi>
                        <mo stretchy="false">α</mo>
                      </msub>
                    </mrow>
                    <mrow>
                      <mtext>d</mtext>
                      <mo stretchy="false">α</mo>
                    </mrow>
                  </mfrac>
                </mrow>
              </mfenced>
              <mrow>
                <mrow>
                  <mo stretchy="false">α</mo>
                  <mo stretchy="false">=</mo>
                  <mn>0</mn>
                </mrow>
              </mrow>
            </msub>
            <mrow>
              <mi/>
              <mo stretchy="false">=</mo>
              <mi/>
            </mrow>
            <mtext>d</mtext>
            <mo stretchy="false">α</mo>
            <msub>
              <mfenced open="(" close=")">
                <mrow>
                  <mfrac>
                    <mrow>
                      <mo stretchy="false">∂</mo>
                      <msub>
                        <mi>q</mi>
                        <mo stretchy="false">α</mo>
                      </msub>
                    </mrow>
                    <mrow>
                      <mo stretchy="false">∂</mo>
                      <mo stretchy="false">α</mo>
                    </mrow>
                  </mfrac>
                  <mrow>
                    <mi/>
                    <mo stretchy="false">+</mo>
                    <mi/>
                  </mrow>
                  <mover accent="true">
                    <msub>
                      <mi>q</mi>
                      <mo stretchy="false">α</mo>
                    </msub>
                    <mo stretchy="false">˙</mo>
                  </mover>
                  <mi/>
                  <mfrac>
                    <mrow>
                      <mtext>d</mtext>
                      <msub>
                        <mi>t</mi>
                        <mo stretchy="false">α</mo>
                      </msub>
                    </mrow>
                    <mrow>
                      <mtext>d</mtext>
                      <mo stretchy="false">α</mo>
                    </mrow>
                  </mfrac>
                </mrow>
              </mfenced>
              <mrow>
                <mrow>
                  <mo stretchy="false">α</mo>
                  <mo stretchy="false">=</mo>
                  <mn>0</mn>
                </mrow>
              </mrow>
            </msub>
          </mrow>
        </mtd>
      </mtr>
      <mtr>
        <mtd>
          <mrow/>
        </mtd>
      </mtr>
      <mtr>
        <mtd>
          <mrow>
            <mphantom>
              <mstyle>
                <mrow>
                  <mn>.</mn>
                </mrow>
              </mstyle>
            </mphantom>
            <mstyle mathsize="120%">
              <mrow>
                <mo stretchy="false">⇒</mo>
              </mrow>
            </mstyle>
            <mi/>
            <mo stretchy="false">Δ</mo>
            <mi>q</mi>
            <mrow>
              <mi/>
              <mo stretchy="false">=</mo>
              <mi/>
            </mrow>
            <mo stretchy="false">δ</mo>
            <mi>q</mi>
            <mrow>
              <mi/>
              <mo stretchy="false">+</mo>
              <mi/>
            </mrow>
            <mover accent="true">
              <mi>q</mi>
              <mo stretchy="false">˙</mo>
            </mover>
            <mo stretchy="false">Δ</mo>
            <mi>t</mi>
            <mi/>
            <mtext>mit</mtext>
            <mi/>
            <mo stretchy="false">Δ</mo>
            <mi>t</mi>
            <mrow>
              <mi/>
              <mo stretchy="false">=</mo>
              <mi/>
            </mrow>
            <mtext>d</mtext>
            <mo stretchy="false">α</mo>
            <msub>
              <mrow>
                <mrow>
                  <mfrac>
                    <mrow>
                      <mtext>d</mtext>
                      <msub>
                        <mi>t</mi>
                        <mo stretchy="false">α</mo>
                      </msub>
                    </mrow>
                    <mrow>
                      <mtext>d</mtext>
                      <mo stretchy="false">α</mo>
                    </mrow>
                  </mfrac>
                </mrow>
                <mo stretchy="true">∣</mo>
              </mrow>
              <mrow>
                <mrow>
                  <mo stretchy="false">α</mo>
                  <mo stretchy="false">=</mo>
                  <mn>0</mn>
                </mrow>
              </mrow>
            </msub>
          </mrow>
        </mtd>
      </mtr>
    </mtable>
    <annotation encoding="StarMath 5.0">{bold q}_%ialpha (t_%ialpha) `:~ t_{1 %ialpha} leslant t_%ialpha leslant t_{2 %ialpha} newline
{bold q}(t) `:~ tatsächliche Bahn newline
newline "Die Bahnen erfüllen die Randbedingungen:" newline newline
{bold q}_%ialpha (t_{1 %ialpha}) `=` bold q (t_1) `=` {bold q}_"a" ~~ forall ` %ialpha newline
{bold q}_%ialpha (t_{2 %ialpha}) `=` bold q (t_2) `=` {bold q}_"e" ~~ forall ` %ialpha newline
newline "Über die Parameterdarstellung formuliert man die Bahnvariation explizit:" newline newline
%delta "-Verfahren :" ~ %delta q `=` "d" %ialpha left ( {partial q_%ialpha} over {partial %ialpha}  right ) _{%ialpha = 0} newline
%DELTA "-Verfahren :" ~ %DELTA q `=` "d" %ialpha left ( {"d" q_%ialpha} over {"d" %ialpha}  right ) _{%ialpha = 0} `=` "d" %ialpha left ( {partial q_%ialpha} over {partial %ialpha} `+` dot q _%ialpha ` {"d" t_%ialpha} over {"d" %ialpha} right ) _{%ialpha = 0} newline newline
phantom . size*1.2 drarrow ~ %DELTA q `=` %delta q `+` dot q %DELTA t ~ "mit" ~ %DELTA t `=` "d" %ialpha left none {"d" t_%ialpha} over {"d" %ialpha} right rline _{%ialpha = 0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5:22:08.452000000</meta:creation-date>
    <meta:generator>LibreOffice/4.1.4.2$Windows_x86 LibreOffice_project/0a0440ccc0227ad9829de5f46be37cfb6edcf72</meta:generator>
  </office:meta>
</office:document-meta>
</file>